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014in" table:align="left"/>
    </style:style>
    <style:style style:name="Table1.A" style:family="table-column">
      <style:table-column-properties style:column-width="2.7403in"/>
    </style:style>
    <style:style style:name="Table1.B" style:family="table-column">
      <style:table-column-properties style:column-width="0.8285in"/>
    </style:style>
    <style:style style:name="Table1.C" style:family="table-column">
      <style:table-column-properties style:column-width="2.932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T1" style:family="text">
      <style:text-properties officeooo:rsid="001a28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28aa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a28aa" style:font-size-asian="14pt" style:font-weight-asian="bold" style:font-size-complex="14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a28aa" style:font-size-asian="15pt" style:font-weight-asian="bold" style:font-size-complex="15pt" style:font-weight-complex="bold"/>
    </style:style>
    <style:style style:name="T8" style:family="text">
      <style:text-properties fo:font-size="20pt" fo:font-weight="bold" officeooo:rsid="001a28aa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8">DriveAware</text:span><text:span text:style-name="T7"> : </text:span><text:span text:style-name="Emphasis"><text:span text:style-name="T6">Proactive Wearable and Conversational AI System for Driver Sleepiness Detection and Accident Prevention</text:span></text:span></text:p>
      <text:p text:style-name="Horizontal_20_Line"/>
      <text:h text:style-name="Heading_20_2" text:outline-level="2">1. Introduction</text:h>
      <text:p text:style-name="Text_20_body">Road accidents caused by driver drowsiness and fatigue are a major concern worldwide, leading to thousands of injuries and fatalities every day. Traditional driver monitoring systems rely heavily on camera-based or environmental sensors, which suffer from limitations such as high maintenance, poor performance in varying lighting conditions, and inability to predict sleepiness before the actual neural shutdown.</text:p>
      <text:p text:style-name="Text_20_body">This project proposes an innovative <text:span text:style-name="Strong_20_Emphasis">wearable-based ECG monitoring system</text:span> integrated with a <text:span text:style-name="Strong_20_Emphasis">cloud-deployed Machine Learning (ML) model</text:span> and a <text:span text:style-name="Strong_20_Emphasis">proactive conversational AI companion</text:span>. The system will not only detect sleepiness early but also engage drivers in interactive dialogues to prevent drowsiness-induced accidents while ensuring emergency assistance when required.</text:p>
      <text:p text:style-name="Horizontal_20_Line"/>
      <text:h text:style-name="Heading_20_2" text:outline-level="2">2. Problem Statement</text:h>
      <text:list text:style-name="L1">
        <text:list-item>
          <text:p text:style-name="P1">Thousands of road accidents occur daily due to <text:span text:style-name="Strong_20_Emphasis">driver fatigue and sleepiness</text:span>.</text:p>
        </text:list-item>
        <text:list-item>
          <text:p text:style-name="P1">Existing solutions are <text:span text:style-name="Strong_20_Emphasis">reactive</text:span> rather than <text:span text:style-name="Strong_20_Emphasis">proactive</text:span>, detecting drowsiness only after it affects performance.</text:p>
        </text:list-item>
        <text:list-item>
          <text:p text:style-name="P1">Current systems are environment-sensitive (e.g., light, noise) and often fail in real-world driving conditions.</text:p>
        </text:list-item>
        <text:list-item>
          <text:p text:style-name="P1">There is no existing <text:span text:style-name="Strong_20_Emphasis">intelligent conversational system</text:span> that keeps the driver engaged safely and proactively.</text:p>
        </text:list-item>
      </text:list>
      <text:p text:style-name="Horizontal_20_Line"/>
      <text:h text:style-name="Heading_20_2" text:outline-level="2">3. Objectives</text:h>
      <text:list text:style-name="L2">
        <text:list-item>
          <text:p text:style-name="P2">Develop a <text:span text:style-name="Strong_20_Emphasis">wearable device</text:span> equipped with an ECG sensor to monitor driver’s heart electrical activity.</text:p>
        </text:list-item>
        <text:list-item>
          <text:p text:style-name="P2">Build a <text:span text:style-name="Strong_20_Emphasis">cloud-based ML model</text:span> to detect and classify driver sleepiness levels in real-time.</text:p>
        </text:list-item>
        <text:list-item>
          <text:p text:style-name="P2">Design a <text:span text:style-name="Strong_20_Emphasis">mobile application</text:span> that communicates between the wearable device, cloud, and driver.</text:p>
        </text:list-item>
        <text:list-item>
          <text:p text:style-name="P2">Create a <text:span text:style-name="Strong_20_Emphasis">proactive conversational AI system</text:span> that:</text:p>
          <text:list>
            <text:list-item>
              <text:p text:style-name="P2">Engages the driver with safe, non-distracting interactions.</text:p>
            </text:list-item>
            <text:list-item>
              <text:p text:style-name="P2">Provides recommendations such as taking breaks.</text:p>
            </text:list-item>
            <text:list-item>
              <text:p text:style-name="P2">Uses puzzles, prompts, and conversational engagement to prevent drowsiness.</text:p>
            </text:list-item>
          </text:list>
        </text:list-item>
        <text:list-item>
          <text:p text:style-name="P2"><text:soft-page-break/>Implement an <text:span text:style-name="Strong_20_Emphasis">emergency response mechanism</text:span> that alerts friends, nearby police, or ambulance services if critical drowsiness or accidents are detected.</text:p>
        </text:list-item>
        <text:list-item>
          <text:p text:style-name="P2">Explore <text:span text:style-name="Strong_20_Emphasis">optional features</text:span>:</text:p>
          <text:list>
            <text:list-item>
              <text:p text:style-name="P2">Crash detection and automated rescue notification.</text:p>
            </text:list-item>
            <text:list-item>
              <text:p text:style-name="P2">Federated Learning integration for global model improvement while preserving user privacy.</text:p>
            </text:list-item>
          </text:list>
        </text:list-item>
      </text:list>
      <text:p text:style-name="Horizontal_20_Line"/>
      <text:h text:style-name="Heading_20_2" text:outline-level="2">4. Proposed System Architecture</text:h>
      <text:list text:style-name="L3">
        <text:list-item>
          <text:p text:style-name="P3"><text:span text:style-name="Strong_20_Emphasis">Wearable ECG Device:</text:span></text:p>
          <text:list>
            <text:list-item>
              <text:p text:style-name="P3">Collects ECG signals from the driver.</text:p>
            </text:list-item>
            <text:list-item>
              <text:p text:style-name="P3">Lightweight, non-intrusive, and suitable for long drives.</text:p>
            </text:list-item>
          </text:list>
        </text:list-item>
        <text:list-item>
          <text:p text:style-name="P3"><text:span text:style-name="Strong_20_Emphasis">Mobile Application:</text:span></text:p>
          <text:list>
            <text:list-item>
              <text:p text:style-name="P3">Acts as the bridge between wearable and cloud.</text:p>
            </text:list-item>
            <text:list-item>
              <text:p text:style-name="P3">Receives ECG data and forwards it to cloud ML models.</text:p>
            </text:list-item>
            <text:list-item>
              <text:p text:style-name="P3">Displays real-time feedback and safety alerts to the driver.</text:p>
            </text:list-item>
          </text:list>
        </text:list-item>
        <text:list-item>
          <text:p text:style-name="P3"><text:span text:style-name="Strong_20_Emphasis">Cloud-Deployed ML Model:</text:span></text:p>
          <text:list>
            <text:list-item>
              <text:p text:style-name="P3">Trained on ECG datasets to classify sleepiness levels (alert, drowsy, critical).</text:p>
            </text:list-item>
            <text:list-item>
              <text:p text:style-name="P3">Returns classification results to the mobile app.</text:p>
            </text:list-item>
          </text:list>
        </text:list-item>
        <text:list-item>
          <text:p text:style-name="P3"><text:span text:style-name="Strong_20_Emphasis">Proactive Conversational AI:</text:span></text:p>
          <text:list>
            <text:list-item>
              <text:p text:style-name="P3">Runs on mobile/cloud hybrid for optimized performance.</text:p>
            </text:list-item>
            <text:list-item>
              <text:p text:style-name="P3">Adapts frequency and type of interactions based on:</text:p>
              <text:list>
                <text:list-item>
                  <text:p text:style-name="P3">Detected sleepiness level.</text:p>
                </text:list-item>
                <text:list-item>
                  <text:p text:style-name="P3">Driving speed.</text:p>
                </text:list-item>
                <text:list-item>
                  <text:p text:style-name="P3">Past user responses.</text:p>
                </text:list-item>
              </text:list>
            </text:list-item>
            <text:list-item>
              <text:p text:style-name="P3">Capable of providing engaging conversations, puzzles, reminders, and safety guidance.</text:p>
            </text:list-item>
          </text:list>
        </text:list-item>
        <text:list-item>
          <text:p text:style-name="P3"><text:span text:style-name="Strong_20_Emphasis">Emergency Alert System:</text:span></text:p>
          <text:list>
            <text:list-item>
              <text:p text:style-name="P3">If driver is unresponsive or asleep, alerts:</text:p>
              <text:list>
                <text:list-item>
                  <text:p text:style-name="P3">Close contacts (family/friends).</text:p>
                </text:list-item>
                <text:list-item>
                  <text:p text:style-name="P3">Emergency services (police/ambulance).</text:p>
                </text:list-item>
              </text:list>
            </text:list-item>
            <text:list-item>
              <text:p text:style-name="P3">Integrates GPS for precise location sharing.</text:p>
            </text:list-item>
          </text:list>
        </text:list-item>
        <text:list-item>
          <text:p text:style-name="P3"><text:span text:style-name="Strong_20_Emphasis">Optional Enhancements:</text:span></text:p>
          <text:list>
            <text:list-item>
              <text:p text:style-name="P3"><text:soft-page-break/><text:span text:style-name="Strong_20_Emphasis">Crash detection</text:span> using sensor fusion + AI reasoning.</text:p>
            </text:list-item>
            <text:list-item>
              <text:p text:style-name="P3"><text:span text:style-name="Strong_20_Emphasis">Federated learning</text:span> for model improvement using global user data in a privacy-preserving manner.</text:p>
            </text:list-item>
          </text:list>
        </text:list-item>
      </text:list>
      <text:p text:style-name="Horizontal_20_Line"/>
      <text:h text:style-name="Heading_20_2" text:outline-level="2">5. Methodology</text:h>
      <text:list text:style-name="L4">
        <text:list-item>
          <text:p text:style-name="P4"><text:span text:style-name="Strong_20_Emphasis">Data Collection &amp; Preprocessing:</text:span></text:p>
          <text:list>
            <text:list-item>
              <text:p text:style-name="P4">Gather ECG datasets correlated with sleepiness/fatigue.</text:p>
            </text:list-item>
            <text:list-item>
              <text:p text:style-name="P4">Clean, filter, and normalize signals.</text:p>
            </text:list-item>
          </text:list>
        </text:list-item>
        <text:list-item>
          <text:p text:style-name="P4"><text:span text:style-name="Strong_20_Emphasis">Model Development:</text:span></text:p>
          <text:list>
            <text:list-item>
              <text:p text:style-name="P4">Train ML/DL models (CNNs, RNNs, or hybrid architectures) for ECG-based sleepiness classification.</text:p>
            </text:list-item>
            <text:list-item>
              <text:p text:style-name="P4">Validate on real-world driving datasets.</text:p>
            </text:list-item>
          </text:list>
        </text:list-item>
        <text:list-item>
          <text:p text:style-name="P4"><text:span text:style-name="Strong_20_Emphasis">Wearable Prototyping:</text:span></text:p>
          <text:list>
            <text:list-item>
              <text:p text:style-name="P4">Select ECG sensor (low power, high accuracy).</text:p>
            </text:list-item>
            <text:list-item>
              <text:p text:style-name="P4">Integrate with Bluetooth-enabled microcontroller.</text:p>
            </text:list-item>
          </text:list>
        </text:list-item>
        <text:list-item>
          <text:p text:style-name="P4"><text:span text:style-name="Strong_20_Emphasis">Mobile Application Development:</text:span></text:p>
          <text:list>
            <text:list-item>
              <text:p text:style-name="P4">UI/UX for driver safety.</text:p>
            </text:list-item>
            <text:list-item>
              <text:p text:style-name="P4">Real-time ECG streaming and cloud interaction.</text:p>
            </text:list-item>
          </text:list>
        </text:list-item>
        <text:list-item>
          <text:p text:style-name="P4"><text:span text:style-name="Strong_20_Emphasis">Conversational AI System:</text:span></text:p>
          <text:list>
            <text:list-item>
              <text:p text:style-name="P4">Implement proactive dialogue flows.</text:p>
            </text:list-item>
            <text:list-item>
              <text:p text:style-name="P4">Safety-first design: avoids distracting conversations.</text:p>
            </text:list-item>
            <text:list-item>
              <text:p text:style-name="P4">Context-aware frequency adjustment.</text:p>
            </text:list-item>
          </text:list>
        </text:list-item>
        <text:list-item>
          <text:p text:style-name="P4"><text:span text:style-name="Strong_20_Emphasis">Emergency System Implementation:</text:span></text:p>
          <text:list>
            <text:list-item>
              <text:p text:style-name="P4">GPS + telecommunication integration.</text:p>
            </text:list-item>
            <text:list-item>
              <text:p text:style-name="P4">Automated contact with emergency services.</text:p>
            </text:list-item>
          </text:list>
        </text:list-item>
        <text:list-item>
          <text:p text:style-name="P4"><text:span text:style-name="Strong_20_Emphasis">Testing &amp; Validation:</text:span></text:p>
          <text:list>
            <text:list-item>
              <text:p text:style-name="P4">Simulated driving scenarios.</text:p>
            </text:list-item>
            <text:list-item>
              <text:p text:style-name="P4">Pilot testing with volunteer drivers.</text:p>
            </text:list-item>
            <text:list-item>
              <text:p text:style-name="P4">Continuous improvement using feedback and federated learning.</text:p>
            </text:list-item>
          </text:list>
        </text:list-item>
      </text:list>
      <text:p text:style-name="Horizontal_20_Line"/>
      <text:h text:style-name="Heading_20_2" text:outline-level="2"><text:soft-page-break/>6. Expected Outcomes</text:h>
      <text:list text:style-name="L5">
        <text:list-item>
          <text:p text:style-name="P5">Early detection of driver sleepiness using ECG signals.</text:p>
        </text:list-item>
        <text:list-item>
          <text:p text:style-name="P5">A wearable, mobile-connected system for real-time monitoring.</text:p>
        </text:list-item>
        <text:list-item>
          <text:p text:style-name="P5">Conversational AI companion ensuring engagement and safety.</text:p>
        </text:list-item>
        <text:list-item>
          <text:p text:style-name="P5">Emergency response framework reducing fatalities in worst-case scenarios.</text:p>
        </text:list-item>
        <text:list-item>
          <text:p text:style-name="P5">Scalable system with future-proof features like federated learning and crash detection.</text:p>
        </text:list-item>
      </text:list>
      <text:p text:style-name="Horizontal_20_Line"/>
      <text:h text:style-name="Heading_20_2" text:outline-level="2">7. Impact &amp; Benefits</text:h>
      <text:list text:style-name="L6">
        <text:list-item>
          <text:p text:style-name="P6"><text:span text:style-name="Strong_20_Emphasis">Safety:</text:span> Reduction in drowsiness-induced accidents.</text:p>
        </text:list-item>
        <text:list-item>
          <text:p text:style-name="P6"><text:span text:style-name="Strong_20_Emphasis">Accessibility:</text:span> Works across different lighting/noise conditions unlike camera-based solutions.</text:p>
        </text:list-item>
        <text:list-item>
          <text:p text:style-name="P6"><text:span text:style-name="Strong_20_Emphasis">Proactive Intervention:</text:span> Engages the driver before an accident occurs.</text:p>
        </text:list-item>
        <text:list-item>
          <text:p text:style-name="P6"><text:span text:style-name="Strong_20_Emphasis">Scalability:</text:span> Can be expanded with crash detection and AI-driven rescue support.</text:p>
        </text:list-item>
        <text:list-item>
          <text:p text:style-name="P6"><text:span text:style-name="Strong_20_Emphasis">Privacy-Preserving Improvement:</text:span> Federated learning ensures better models while keeping data secure.</text:p>
        </text:list-item>
      </text:list>
      <text:p text:style-name="Horizontal_20_Line"/>
      <text:h text:style-name="Heading_20_2" text:outline-level="2">8. Timeline (Tentat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>Key Deliverables</text:p>
            </table:table-cell>
          </table:table-row>
        </table:table-header-rows>
        <table:table-row>
          <table:table-cell table:style-name="Table1.A1" office:value-type="string">
            <text:p text:style-name="Table_20_Contents">Literature Review &amp; Dataset Collecti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ECG datasets, system requirements</text:p>
          </table:table-cell>
        </table:table-row>
        <table:table-row>
          <table:table-cell table:style-name="Table1.A1" office:value-type="string">
            <text:p text:style-name="Table_20_Contents">Wearable Device Prototyping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Working ECG wearable prototype</text:p>
          </table:table-cell>
        </table:table-row>
        <table:table-row>
          <table:table-cell table:style-name="Table1.A1" office:value-type="string">
            <text:p text:style-name="Table_20_Contents">ML Model Develop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loud-deployed ECG classification model</text:p>
          </table:table-cell>
        </table:table-row>
        <table:table-row>
          <table:table-cell table:style-name="Table1.A1" office:value-type="string">
            <text:p text:style-name="Table_20_Contents">Mobile Application Develop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App with wearable-cloud integration</text:p>
          </table:table-cell>
        </table:table-row>
        <table:table-row>
          <table:table-cell table:style-name="Table1.A1" office:value-type="string">
            <text:p text:style-name="Table_20_Contents">Conversational AI Develop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Proactive dialogue system</text:p>
          </table:table-cell>
        </table:table-row>
        <table:table-row>
          <table:table-cell table:style-name="Table1.A1" office:value-type="string">
            <text:p text:style-name="Table_20_Contents">Emergency Response Integrati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ontact alert &amp; GPS system</text:p>
          </table:table-cell>
        </table:table-row>
        <table:table-row>
          <table:table-cell table:style-name="Table1.A1" office:value-type="string">
            <text:p text:style-name="Table_20_Contents">Testing &amp; Validati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Field tests with drivers</text:p>
          </table:table-cell>
        </table:table-row>
        <table:table-row>
          <table:table-cell table:style-name="Table1.A1" office:value-type="string">
            <text:p text:style-name="Table_20_Contents">Final Deploy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omplete integrated system</text:p>
          </table:table-cell>
        </table:table-row>
      </table:table>
      <text:p text:style-name="Horizontal_20_Line"/>
      <text:h text:style-name="Heading_20_2" text:outline-level="2">9. Tools &amp; Technologies</text:h>
      <text:list text:style-name="L7">
        <text:list-item>
          <text:p text:style-name="P7"><text:span text:style-name="Strong_20_Emphasis">Hardware:</text:span> ECG sensors, microcontroller (ESP32/Arduino/STM32), Bluetooth module.</text:p>
        </text:list-item>
        <text:list-item>
          <text:p text:style-name="P7"><text:span text:style-name="Strong_20_Emphasis">Software:</text:span> Python, TensorFlow/PyTorch, Android/iOS mobile frameworks.</text:p>
        </text:list-item>
        <text:list-item>
          <text:p text:style-name="P7"><text:span text:style-name="Strong_20_Emphasis">Cloud:</text:span> AWS / GCP / Azure for ML model deployment.</text:p>
        </text:list-item>
        <text:list-item>
          <text:p text:style-name="P7"><text:span text:style-name="Strong_20_Emphasis">AI Frameworks:</text:span> LangChain / Rasa / custom conversational AI models.</text:p>
        </text:list-item>
        <text:list-item>
          <text:p text:style-name="P7"><text:span text:style-name="Strong_20_Emphasis">Database:</text:span> Firebase / MongoDB for user data and alerts.</text:p>
        </text:list-item>
      </text:list>
      <text:p text:style-name="Horizontal_20_Line"><text:soft-page-break/></text:p>
      <text:h text:style-name="Heading_20_2" text:outline-level="2">10. Future Scope</text:h>
      <text:list text:style-name="L8">
        <text:list-item>
          <text:p text:style-name="P8">Expansion to include <text:span text:style-name="Strong_20_Emphasis">stress detection</text:span> and <text:span text:style-name="Strong_20_Emphasis">health monitoring</text:span> for drivers.</text:p>
        </text:list-item>
        <text:list-item>
          <text:p text:style-name="P8">Integration with <text:span text:style-name="Strong_20_Emphasis">vehicle IoT systems</text:span> for automated control in emergencies.</text:p>
        </text:list-item>
        <text:list-item>
          <text:p text:style-name="P8">Partnership with automobile manufacturers for inbuilt deployment.</text:p>
        </text:list-item>
      </text:list>
      <text:p text:style-name="Horizontal_20_Line"/>
      <text:h text:style-name="Heading_20_2" text:outline-level="2">11. Conclusion</text:h>
      <text:p text:style-name="Text_20_body">This project aims to address a critical road safety issue by combining <text:span text:style-name="Strong_20_Emphasis">wearable health monitoring</text:span>, <text:span text:style-name="Strong_20_Emphasis">AI-driven sleepiness detection</text:span>, and <text:span text:style-name="Strong_20_Emphasis">proactive conversational engagement</text:span>. With scalable architecture and optional advanced features like federated learning and crash detection, the proposed system has the potential to significantly reduce road accidents and save liv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0:13:48.976919767</meta:creation-date>
    <meta:print-date>2025-08-20T10:20:19.194408749</meta:print-date>
    <meta:printed-by>PDF files</meta:printed-by>
    <dc:date>2025-08-20T10:20:54.090925643</dc:date>
    <meta:editing-duration>PT34S</meta:editing-duration>
    <meta:editing-cycles>1</meta:editing-cycles>
    <meta:document-statistic meta:table-count="1" meta:image-count="0" meta:object-count="0" meta:page-count="5" meta:paragraph-count="114" meta:word-count="914" meta:character-count="6501" meta:non-whitespace-character-count="5782"/>
    <meta:generator>LibreOffice/24.2.7.2$Linux_X86_64 LibreOffice_project/420$Build-2</meta:generator>
  </office:meta>
</office:document-meta>
</file>